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79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0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1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2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3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4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5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6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7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88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89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0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1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2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3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4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5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6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7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98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99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0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1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2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3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4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5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6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7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08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09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0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1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2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3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4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5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7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18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19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0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1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2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3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4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5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6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7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28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29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0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1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2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3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4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5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6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7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38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39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0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1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2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3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4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5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6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48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49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0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1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2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3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4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5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6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57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58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59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0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1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2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4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5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6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67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68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69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0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1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2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3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78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79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0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2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3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4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5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87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88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89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2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3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4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5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6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4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5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0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1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1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1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1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1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1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1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1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2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2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2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2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2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2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2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2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2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22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230" style:family="paragraph" style:parent-style-name="Standard" style:list-style-name="L12">
      <style:text-properties officeooo:rsid="009a9ddc" officeooo:paragraph-rsid="009a9ddc"/>
    </style:style>
    <style:style style:name="P231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officeooo:rsid="003ecb07"/>
    </style:style>
    <style:style style:name="T22" style:family="text">
      <style:text-properties officeooo:rsid="003f1b83"/>
    </style:style>
    <style:style style:name="T23" style:family="text">
      <style:text-properties fo:color="#ce181e"/>
    </style:style>
    <style:style style:name="T24" style:family="text">
      <style:text-properties officeooo:rsid="00543e01"/>
    </style:style>
    <style:style style:name="T25" style:family="text">
      <style:text-properties officeooo:rsid="00576931"/>
    </style:style>
    <style:style style:name="T26" style:family="text">
      <style:text-properties officeooo:rsid="006c1230"/>
    </style:style>
    <style:style style:name="T27" style:family="text">
      <style:text-properties officeooo:rsid="007922b5"/>
    </style:style>
    <style:style style:name="T28" style:family="text">
      <style:text-properties officeooo:rsid="007bb70b"/>
    </style:style>
    <style:style style:name="T29" style:family="text">
      <style:text-properties officeooo:rsid="007c0f63"/>
    </style:style>
    <style:style style:name="T30" style:family="text">
      <style:text-properties officeooo:rsid="007c78dc"/>
    </style:style>
    <style:style style:name="T31" style:family="text">
      <style:text-properties style:text-position="super 58%"/>
    </style:style>
    <style:style style:name="T32" style:family="text">
      <style:text-properties officeooo:rsid="0080b499"/>
    </style:style>
    <style:style style:name="T33" style:family="text">
      <style:text-properties officeooo:rsid="008b6f88"/>
    </style:style>
    <style:style style:name="T34" style:family="text">
      <style:text-properties officeooo:rsid="009b4733"/>
    </style:style>
    <style:style style:name="T35" style:family="text">
      <style:text-properties officeooo:rsid="00a0e223"/>
    </style:style>
    <style:style style:name="T36" style:family="text">
      <style:text-properties officeooo:rsid="00cf6c69"/>
    </style:style>
    <style:style style:name="T37" style:family="text">
      <style:text-properties officeooo:rsid="00d786d9"/>
    </style:style>
    <style:style style:name="T38" style:family="text">
      <style:text-properties officeooo:rsid="00f06fb6"/>
    </style:style>
    <style:style style:name="T39" style:family="text">
      <style:text-properties officeooo:rsid="01056dcc"/>
    </style:style>
    <style:style style:name="T40" style:family="text">
      <style:text-properties officeooo:rsid="01104f84"/>
    </style:style>
    <style:style style:name="T41" style:family="text">
      <style:text-properties officeooo:rsid="01175117"/>
    </style:style>
    <style:style style:name="T42" style:family="text">
      <style:text-properties officeooo:rsid="012a9c40"/>
    </style:style>
    <style:style style:name="T43" style:family="text">
      <style:text-properties officeooo:rsid="0132cc62"/>
    </style:style>
    <style:style style:name="T44" style:family="text">
      <style:text-properties officeooo:rsid="013bc2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7">Notes on React and Redux</text:p>
      <text:p text:style-name="P1">React </text:p>
      <text:list xml:id="list1277056803" text:style-name="L1">
        <text:list-item>
          <text:p text:style-name="P148">javascript library that handles <text:span text:style-name="T1">outputting</text:span> content and user interaction.</text:p>
        </text:list-item>
        <text:list-item>
          <text:p text:style-name="P149">Create components to manage the stuff </text:p>
          <text:list>
            <text:list-item>
              <text:p text:style-name="P149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212">event handler – <text:span text:style-name="T2">manages the user actions</text:span></text:p>
        </text:list-item>
        <text:list-item>
          <text:p text:style-name="P213">React library – defines what a component is and how they work together</text:p>
        </text:list-item>
        <text:list-item>
          <text:p text:style-name="P213">ReactDOM – how to take a component and make it show up on the DOM</text:p>
        </text:list-item>
      </text:list>
      <text:p text:style-name="P78"/>
      <text:p text:style-name="P2">JSX</text:p>
      <text:list xml:id="list728018893" text:style-name="L2">
        <text:list-item>
          <text:p text:style-name="P150">javascript extension, determines the content of our react app just like normal HTML </text:p>
        </text:list-item>
      </text:list>
      <text:p text:style-name="P79"/>
      <text:p text:style-name="P4">Setup</text:p>
      <text:p text:style-name="P4">Install Node</text:p>
      <text:p text:style-name="P3">Create-react-app </text:p>
      <text:p text:style-name="P90">npm package for boilerplate code for react apps </text:p>
      <text:p text:style-name="P90">command: sudo npm install -g create-react-app <text:s/></text:p>
      <text:list xml:id="list1032717463" text:style-name="L3">
        <text:list-item>
          <text:p text:style-name="P151">creating an application </text:p>
        </text:list-item>
        <text:list-item>
          <text:p text:style-name="P151">command: create-react-app &lt;command&gt; </text:p>
        </text:list-item>
      </text:list>
      <text:p text:style-name="P80"/>
      <text:p text:style-name="P5">Why does create-react-app install many packages?</text:p>
      <text:p text:style-name="P81">Dependencies installed include Babel, Webpack, and Dev Server </text:p>
      <text:p text:style-name="P6">babel – <text:span text:style-name="T2">javascript transpiler – translate new ecmascript into old javascript </text:span></text:p>
      <text:p text:style-name="P92">Useful for running newer code on legacy browsers</text:p>
      <text:p text:style-name="P7">What does it include in a new create-react-app? </text:p>
      <text:p text:style-name="P82">Src – <text:span text:style-name="T10">source code</text:span></text:p>
      <text:p text:style-name="P82">public – <text:span text:style-name="T10">store static files like images</text:span></text:p>
      <text:p text:style-name="P82">node_modules – <text:span text:style-name="T10">contains all project dependencies</text:span></text:p>
      <text:p text:style-name="P82">package.json – <text:span text:style-name="T10">records our project dependencies</text:span></text:p>
      <text:p text:style-name="P83">package-lock.json – records exact version of dependencies</text:p>
      <text:p text:style-name="P82">readme.md – <text:span text:style-name="T10">instructions on how to use the project</text:span></text:p>
      <text:p text:style-name="P93"/>
      <text:p text:style-name="P8"><text:span text:style-name="T23">Bookmark – Notes on JSX Module</text:span> </text:p>
      <text:p text:style-name="P8">JXS </text:p>
      <text:p text:style-name="P84">javascript extended </text:p>
      <text:p text:style-name="P85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0"/>
      <text:p text:style-name="P10">ERROR – INLINE STYLING TO AN INDIVIDUAL ELEMENT</text:p>
      <text:p text:style-name="P91">The `style` prop expects a mapping from style properties to values, not a string. </text:p>
      <text:p text:style-name="P11">Change the syntax:</text:p>
      <text:p text:style-name="P86">example</text:p>
      <text:p text:style-name="P86">&lt;div style = {{backgroundColor:’red’}}&gt;&lt;/div&gt;</text:p>
      <text:p text:style-name="P12">Reference an object <text:span text:style-name="T21">to apply styling </text:span></text:p>
      <text:p text:style-name="P94">example 2</text:p>
      <text:p text:style-name="P87"><text:span text:style-name="T2">&lt;div style = {{b</text:span><text:span text:style-name="T22">order: ‘1px solid red’</text:span><text:span text:style-name="T2">}}&gt;&lt;/div&gt;</text:span></text:p>
      <text:p text:style-name="P13"><text:soft-page-break/>Class vs ClassName</text:p>
      <text:p text:style-name="P95">In HTML, you use class</text:p>
      <text:p text:style-name="P95">ex.</text:p>
      <text:p text:style-name="P95">&lt;h1 class=”green”&gt; hi &lt;/h1&gt;</text:p>
      <text:p text:style-name="P95">In JSX, you use className</text:p>
      <text:p text:style-name="P95">ex.</text:p>
      <text:p text:style-name="P95">&lt;h1 className=”green”&gt; hi &lt;/h1&gt;</text:p>
      <text:p text:style-name="P90"/>
      <text:p text:style-name="P14">How about referencing variables in JSX?</text:p>
      <text:p text:style-name="P96">Use {} to reference it</text:p>
      <text:p text:style-name="P97">ex. </text:p>
      <text:p text:style-name="P97">const buttontext=”clicked”;</text:p>
      <text:p text:style-name="P97">&lt;h1&gt;{buttontext} &lt;/h1&gt;</text:p>
      <text:p text:style-name="P97"/>
      <text:p text:style-name="P15">Values JSX cannot show.</text:p>
      <text:p text:style-name="P88"><text:span text:style-name="T11">Objects</text:span> are not valid as a React child</text:p>
      <text:p text:style-name="P89">You can use objects but you must reference their childs.</text:p>
      <text:p text:style-name="P97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0"/>
      <text:p text:style-name="P19">3 pillars of React Component Usage</text:p>
      <text:list xml:id="list3642776432" text:style-name="L4">
        <text:list-item>
          <text:p text:style-name="P214">Component nesting – <text:span text:style-name="T2">component within anther component</text:span></text:p>
        </text:list-item>
        <text:list-item>
          <text:p text:style-name="P214">component reuseability – <text:span text:style-name="T2">reusable code</text:span></text:p>
        </text:list-item>
        <text:list-item>
          <text:p text:style-name="P214">component configuration – <text:span text:style-name="T2">configure a component when it is created</text:span></text:p>
        </text:list-item>
      </text:list>
      <text:p text:style-name="P90"/>
      <text:p text:style-name="P20">Styling options for React</text:p>
      <text:p text:style-name="P98">Semantics-U<text:span text:style-name="T24">I</text:span></text:p>
      <text:p text:style-name="P90"/>
      <text:p text:style-name="P21">How to use components ?</text:p>
      <text:p text:style-name="P21">Use the tags.</text:p>
      <text:p text:style-name="P99">&lt;<text:span text:style-name="T25">nameofcomponent</text:span> /&gt; </text:p>
      <text:p text:style-name="P99"/>
      <text:p text:style-name="P22">How to use the props in JSX</text:p>
      <text:p text:style-name="P23">props – <text:span text:style-name="T2">system to pass data from the parent down to the child. </text:span></text:p>
      <text:p text:style-name="P100">Example </text:p>
      <text:p text:style-name="P100">&lt;component propname= “prop-value”/&gt;</text:p>
      <text:p text:style-name="P24">Passing javascript variables using props</text:p>
      <text:p text:style-name="P101">const text=”hi”;</text:p>
      <text:p text:style-name="P101">&lt;comment texter={text}/&gt;</text:p>
      <text:p text:style-name="P90"/>
      <text:p text:style-name="P139">Class based components vs Function based components</text:p>
      <text:p text:style-name="P102">Function based – use for simple content</text:p>
      <text:p text:style-name="P102">Class based – use for complex components</text:p>
      <text:list xml:id="list2193792849" text:style-name="L5">
        <text:list-item>
          <text:p text:style-name="P152">easier time organizing code </text:p>
        </text:list-item>
        <text:list-item>
          <text:p text:style-name="P152">can use state to handle user input </text:p>
        </text:list-item>
        <text:list-item>
          <text:p text:style-name="P152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691560285" text:style-name="L6">
        <text:list-item>
          <text:p text:style-name="P153">Must be a javascript class </text:p>
        </text:list-item>
        <text:list-item>
          <text:p text:style-name="P153">must extend (subclass) react.component </text:p>
        </text:list-item>
        <text:list-item>
          <text:p text:style-name="P153">must define a render method that returns some amount of jsx</text:p>
        </text:list-item>
      </text:list>
      <text:p text:style-name="P90"/>
      <text:p text:style-name="P140">State in React Components</text:p>
      <text:p text:style-name="P27">Rules of state</text:p>
      <text:list xml:id="list2552042434" text:style-name="L7">
        <text:list-item>
          <text:p text:style-name="P154">usable only with class components </text:p>
        </text:list-item>
        <text:list-item>
          <text:p text:style-name="P154">you will confuse props with state!</text:p>
        </text:list-item>
        <text:list-item>
          <text:p text:style-name="P154"><text:span text:style-name="T11">State is a JS object</text:span> that contains dta to a component </text:p>
        </text:list-item>
        <text:list-item>
          <text:p text:style-name="P155">updating the state will cause the component to rerender immediately </text:p>
        </text:list-item>
        <text:list-item>
          <text:p text:style-name="P155">state must be initialized <text:span text:style-name="T26">when component is created</text:span></text:p>
        </text:list-item>
        <text:list-item>
          <text:p text:style-name="P155">state can only be updated by the setState property </text:p>
        </text:list-item>
      </text:list>
      <text:p text:style-name="P90"/>
      <text:p text:style-name="P28">What is super?</text:p>
      <text:p text:style-name="P103">class App extends React.Component{</text:p>
      <text:p text:style-name="P103"><text:s text:c="2"/>constructor(props){</text:p>
      <text:p text:style-name="P103"><text:s text:c="4"/>super(props);</text:p>
      <text:p text:style-name="P103"><text:s text:c="2"/>}</text:p>
      <text:list xml:id="list2353368007" text:style-name="L8">
        <text:list-item>
          <text:p text:style-name="P156">we are overriding the constructor class that is in the React.component class. </text:p>
        </text:list-item>
        <text:list-item>
          <text:p text:style-name="P156">It is a reference to the parents constructor function </text:p>
        </text:list-item>
      </text:list>
      <text:p text:style-name="P90"/>
      <text:p text:style-name="P29">You only do initial assignment in the constructor. </text:p>
      <text:p text:style-name="P29"/>
      <text:p text:style-name="P141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3"/>
      <text:p text:style-name="P113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31"><text:soft-page-break/>Component Lifecycle Methods</text:p>
      <text:p text:style-name="P31">Functions called during a components lifecycle</text:p>
      <text:list xml:id="list622028536" text:style-name="L9">
        <text:list-item>
          <text:p text:style-name="P157">constructor – called when new instance of component is created</text:p>
          <text:list>
            <text:list-item>
              <text:p text:style-name="P158">ONLY INVOKED 1 TIME</text:p>
            </text:list-item>
          </text:list>
        </text:list-item>
        <text:list-item>
          <text:p text:style-name="P157">rendor – called when component is used</text:p>
        </text:list-item>
        <text:list-item>
          <text:p text:style-name="P157">componentDidMount – <text:span text:style-name="T28">best time for data loading</text:span></text:p>
          <text:list>
            <text:list-item>
              <text:p text:style-name="P159">making requests to APIs, geo-location</text:p>
            </text:list-item>
            <text:list-item>
              <text:p text:style-name="P158">ONLY INVOKED 1 TIME</text:p>
            </text:list-item>
          </text:list>
        </text:list-item>
        <text:list-item>
          <text:p text:style-name="P157">compnentDidUpdate – <text:span text:style-name="T29">time to data load new data when state changes</text:span></text:p>
        </text:list-item>
        <text:list-item>
          <text:p text:style-name="P157">componentWill<text:span text:style-name="T27">Unm</text:span>ount – <text:span text:style-name="T30">best time for cleanup </text:span></text:p>
        </text:list-item>
      </text:list>
      <text:p text:style-name="P32">2 ways to <text:span text:style-name="T32">initialize</text:span> state</text:p>
      <text:p text:style-name="P32">1<text:span text:style-name="T31">st</text:span> way </text:p>
      <text:p text:style-name="P104"><text:s text:c="2"/>constructor(props){</text:p>
      <text:p text:style-name="P104"><text:s text:c="4"/>super(props);</text:p>
      <text:p text:style-name="P104"><text:s text:c="4"/>//ONLY ACCEPTABLE TIME</text:p>
      <text:p text:style-name="P104"><text:s text:c="4"/>this.state={lat:null, errorMessage: ''};</text:p>
      <text:p text:style-name="P104"><text:s text:c="2"/>}</text:p>
      <text:p text:style-name="P104"/>
      <text:p text:style-name="P32">2<text:span text:style-name="T31">nd</text:span> way</text:p>
      <text:p text:style-name="P104"><text:s text:c="2"/>state = {lat:null,errorMessage:''};</text:p>
      <text:p text:style-name="P90"/>
      <text:p text:style-name="P142">Notes on Handling User input with Forms and Events</text:p>
      <text:p text:style-name="P105">Project 4 uses API’s and forms with HTML</text:p>
      <text:p text:style-name="P33">Never put parenthsis for callbuck functions.</text:p>
      <text:p text:style-name="P90"><text:s text:c="2"/>onInputChange(){</text:p>
      <text:p text:style-name="P90"/>
      <text:p text:style-name="P90"><text:s text:c="2"/>}</text:p>
      <text:p text:style-name="P90"/>
      <text:p text:style-name="P90">&lt;input type="text" onChange={this.onInputChange}/&gt;</text:p>
      <text:p text:style-name="P106">See how there is no parenthesis?</text:p>
      <text:p text:style-name="P106"/>
      <text:p text:style-name="P34">Ways to handle form events</text:p>
      <text:list xml:id="list1248571666" text:style-name="L10">
        <text:list-item>
          <text:p text:style-name="P215">onClick – <text:span text:style-name="T2">user clicks something</text:span></text:p>
        </text:list-item>
        <text:list-item>
          <text:p text:style-name="P215">onChange – <text:span text:style-name="T2">user changes text in an input</text:span></text:p>
        </text:list-item>
        <text:list-item>
          <text:p text:style-name="P215">onSubmit – <text:span text:style-name="T2">user submits a form</text:span></text:p>
        </text:list-item>
      </text:list>
      <text:p text:style-name="P90"/>
      <text:p text:style-name="P35">Controlled vs uncontrolled form elements</text:p>
      <text:p text:style-name="P36">Main difference - </text:p>
      <text:p text:style-name="P114">Controlled elements are able to return the value of state key pairs at any time!</text:p>
      <text:p text:style-name="P37">Controlled elements store values in components, not the DOM.</text:p>
      <text:p text:style-name="P114"/>
      <text:list xml:id="list3044764059" text:style-name="L11">
        <text:list-item>
          <text:p text:style-name="P160">uncontrolled</text:p>
          <text:list>
            <text:list-item>
              <text:p text:style-name="P160"><text:s/></text:p>
            </text:list-item>
          </text:list>
        </text:list-item>
        <text:list-item>
          <text:p text:style-name="P160">controlled</text:p>
          <text:list>
            <text:list-item>
              <text:p text:style-name="P162">Follows a flow to know what the value of state key pairs are at any time</text:p>
              <text:list>
                <text:list-item>
                  <text:p text:style-name="P163">Flow</text:p>
                </text:list-item>
                <text:list-item>
                  <text:p text:style-name="P163">user types in input </text:p>
                </text:list-item>
                <text:list-item>
                  <text:p text:style-name="P163">callback gets invoked </text:p>
                </text:list-item>
                <text:list-item>
                  <text:p text:style-name="P163">call setState with new value </text:p>
                </text:list-item>
                <text:list-item>
                  <text:p text:style-name="P161"><text:soft-page-break/><text:span text:style-name="T33">component rerenders</text:span> </text:p>
                </text:list-item>
                <text:list-item>
                  <text:p text:style-name="P163">input is told what its value is</text:p>
                </text:list-item>
              </text:list>
            </text:list-item>
          </text:list>
        </text:list-item>
      </text:list>
      <text:p text:style-name="P107"/>
      <text:p text:style-name="P38">Make sure to prevent webpage from reloading after hitting enter.</text:p>
      <text:p text:style-name="P38"/>
      <text:p text:style-name="P39">Understanding this in JS</text:p>
      <text:p text:style-name="P108">Example</text:p>
      <text:p text:style-name="P108"><text:s text:c="2"/>onFormSubmit(e){</text:p>
      <text:p text:style-name="P108"><text:s text:c="4"/>e.preventDefault();</text:p>
      <text:p text:style-name="P108"><text:s text:c="4"/>console.log(this.state.term);</text:p>
      <text:p text:style-name="P108"><text:s text:c="2"/>}</text:p>
      <text:p text:style-name="P108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09">Anytime you want to find the value of this, look to the left of the function call.</text:p>
      <text:p text:style-name="P110">ex. </text:p>
      <text:p text:style-name="P110">class Car{</text:p>
      <text:p text:style-name="P110"><text:tab/>setDriveSound(sound){</text:p>
      <text:p text:style-name="P110"><text:tab/>this.sound=sound;</text:p>
      <text:p text:style-name="P110">}</text:p>
      <text:p text:style-name="P110"><text:tab/>drive(){</text:p>
      <text:p text:style-name="P110"><text:tab/>return this.sound;</text:p>
      <text:p text:style-name="P110">}</text:p>
      <text:p text:style-name="P110">}</text:p>
      <text:p text:style-name="P110"/>
      <text:p text:style-name="P110">car.drive();</text:p>
      <text:p text:style-name="P110">look to the left of drive</text:p>
      <text:p text:style-name="P42">Ways to solve this error?</text:p>
      <text:list xml:id="list2318913541" text:style-name="L12">
        <text:list-item>
          <text:p text:style-name="P216">Use the bind method</text:p>
          <text:p text:style-name="P230"><text:span text:style-name="T11">this.drive = this.drive.bind(this);</text:span><text:span text:style-name="T2"> </text:span></text:p>
        </text:list-item>
      </text:list>
      <text:p text:style-name="P111">class Car{</text:p>
      <text:p text:style-name="P111"><text:tab/>setDriveSound(sound){</text:p>
      <text:p text:style-name="P111"><text:tab/>this.sound=<text:span text:style-name="T34">this.</text:span>sound.<text:span text:style-name="T34">bind(this)</text:span>;</text:p>
      <text:p text:style-name="P111">}</text:p>
      <text:p text:style-name="P111"><text:tab/>drive(){</text:p>
      <text:p text:style-name="P111"><text:tab/>return this.sound;</text:p>
      <text:p text:style-name="P111">}</text:p>
      <text:p text:style-name="P111">}</text:p>
      <text:p text:style-name="P111"/>
      <text:p text:style-name="P111">car.drive();</text:p>
      <text:list xml:id="list2908545388" text:style-name="L13">
        <text:list-item>
          <text:p text:style-name="P217">use an arrow function </text:p>
        </text:list-item>
        <text:list-item>
          <text:p text:style-name="P218">they dont have a this. The this in arrow functions are variables and can use the parents this when one is found.</text:p>
        </text:list-item>
        <text:list-item>
          <text:p text:style-name="P164"/>
        </text:list-item>
      </text:list>
      <text:p text:style-name="P43"/>
      <text:p text:style-name="P108"/>
      <text:p text:style-name="P108"/>
      <text:p text:style-name="P108"/>
      <text:p text:style-name="P108"><text:soft-page-break/></text:p>
      <text:p text:style-name="P44">Passing props from child to <text:span text:style-name="T35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08"/>
      <text:p text:style-name="P112"><text:span text:style-name="T11">Using props</text:span> <text:span text:style-name="T11">in class based components</text:span></text:p>
      <text:p text:style-name="P112">class App extends React.Component{</text:p>
      <text:p text:style-name="P112"><text:tab/>this.props.value=5;</text:p>
      <text:p text:style-name="P112">}</text:p>
      <text:p text:style-name="P108"/>
      <text:p text:style-name="P143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86804440" text:style-name="L14">
        <text:list-item>
          <text:p text:style-name="P165">3<text:span text:style-name="T31">rd</text:span> party package</text:p>
        </text:list-item>
        <text:list-item>
          <text:p text:style-name="P167">install axios in cli</text:p>
        </text:list-item>
      </text:list>
      <text:p text:style-name="P48"/>
      <text:p text:style-name="P48">Fetch</text:p>
      <text:list xml:id="list1800210484" text:style-name="L15">
        <text:list-item>
          <text:p text:style-name="P166">function built into modern browsers</text:p>
        </text:list-item>
      </text:list>
      <text:p text:style-name="P115"/>
      <text:p text:style-name="P49">Handling requests with async wait</text:p>
      <text:list xml:id="list1999832824" text:style-name="L16">
        <text:list-item>
          <text:p text:style-name="P219">Flow <text:span text:style-name="T2">of requests</text:span></text:p>
          <text:list>
            <text:list-item>
              <text:p text:style-name="P168">component renders itself 1 time </text:p>
            </text:list-item>
            <text:list-item>
              <text:p text:style-name="P168">onsearchsubmit method called </text:p>
            </text:list-item>
            <text:list-item>
              <text:p text:style-name="P168">request made to unsplash </text:p>
              <text:list>
                <text:list-item>
                  <text:p text:style-name="P168">wait ... </text:p>
                </text:list-item>
              </text:list>
            </text:list-item>
            <text:list-item>
              <text:p text:style-name="P168">request complete </text:p>
            </text:list-item>
            <text:list-item>
              <text:p text:style-name="P168">set image data on state of app component </text:p>
            </text:list-item>
            <text:list-item>
              <text:p text:style-name="P168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609585163" text:style-name="L17">
        <text:list-item>
          <text:p text:style-name="P169">add a .then to handle the <text:s/>promises(just an object) returned.</text:p>
        </text:list-item>
        <text:list-item>
          <text:p text:style-name="P169"><text:span text:style-name="T11">.</text:span><text:span text:style-name="T14">then only runs after promise is returned.</text:span> </text:p>
        </text:list-item>
      </text:list>
      <text:p text:style-name="P117">Example </text:p>
      <text:p text:style-name="P117">axios.get(https.google.com/hi).<text:span text:style-name="T11">then</text:span>((response) =&gt; {console.log(response)})</text:p>
      <text:list xml:id="list34122801743815" text:continue-numbering="true" text:style-name="L17">
        <text:list-item>
          <text:p text:style-name="P170"><text:s/></text:p>
        </text:list-item>
        <text:list-item>
          <text:p text:style-name="P170"><text:span text:style-name="T15">Use async </text:span><text:span text:style-name="T16">and await keywords</text:span></text:p>
        </text:list-item>
      </text:list>
      <text:p text:style-name="P52">Example </text:p>
      <text:p text:style-name="P118"><text:span text:style-name="T11">async</text:span> functioncalled (){</text:p>
      <text:p text:style-name="P118"><text:tab/>const response = <text:span text:style-name="T11">await</text:span> axios.get(‘www.google.com’);</text:p>
      <text:p text:style-name="P118"/>
      <text:p text:style-name="P51">ERROR – THIS.SETSTATE IS NOT A FUNCTION </text:p>
      <text:p text:style-name="P119">setup an arrow function to fix it.</text:p>
      <text:p text:style-name="P116"/>
      <text:p text:style-name="P144">Notes on CSS Grid</text:p>
      <text:p text:style-name="P116">grid-template-columns: repeat(auto-fill,minmax(250px,1fr));</text:p>
      <text:list xml:id="list601917880" text:style-name="L18">
        <text:list-item>
          <text:p text:style-name="P171">This will create columns that are automatically generated. Each column will be 250px min</text:p>
        </text:list-item>
        <text:list-item>
          <text:p text:style-name="P231"><text:span text:style-name="T4"><text:s/></text:span><text:span text:style-name="T5">1fr stands for 1 fractional unit which is 1 unit of the available space</text:span></text:p>
        </text:list-item>
      </text:list>
      <text:p text:style-name="P120"/>
      <text:p text:style-name="P53">Accessing the DOM with refs </text:p>
      <text:list xml:id="list4179317621" text:style-name="L19">
        <text:list-item>
          <text:p text:style-name="P172">let ImageCard render itself </text:p>
        </text:list-item>
        <text:list-item>
          <text:p text:style-name="P172">reach into the DOM and figure out hegiht of the image </text:p>
        </text:list-item>
        <text:list-item>
          <text:p text:style-name="P172">set height on state of component </text:p>
        </text:list-item>
        <text:list-item>
          <text:p text:style-name="P172">assign a grid-row-end to make sure image takes up appropriate space</text:p>
        </text:list-item>
        <text:list-item>
          <text:p text:style-name="P220">use static span (span 2) or dynamic spans</text:p>
        </text:list-item>
      </text:list>
      <text:p text:style-name="P54"/>
      <text:p text:style-name="P54">React refs</text:p>
      <text:list xml:id="list2482130642" text:style-name="L20">
        <text:list-item>
          <text:p text:style-name="P173">gives access to a single DOM elements </text:p>
        </text:list-item>
        <text:list-item>
          <text:p text:style-name="P173">create refs in constructor, assign to instance variables, then pass to a jsx element as props</text:p>
        </text:list-item>
      </text:list>
      <text:p text:style-name="P116"/>
      <text:p text:style-name="P145">Notes on Redux</text:p>
      <text:p text:style-name="P55">3<text:span text:style-name="T31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384050898" text:style-name="L21">
        <text:list-item>
          <text:p text:style-name="P221">Action Creator</text:p>
          <text:list>
            <text:list-item>
              <text:p text:style-name="P174">function that creates/returns js object <text:span text:style-name="T17">which is an action</text:span></text:p>
            </text:list-item>
          </text:list>
        </text:list-item>
        <text:list-item>
          <text:p text:style-name="P221">Action </text:p>
          <text:list>
            <text:list-item>
              <text:p text:style-name="P174">js object that has type and payload property </text:p>
            </text:list-item>
            <text:list-item>
              <text:p text:style-name="P174">describes change and the context of change in our departments </text:p>
            </text:list-item>
          </text:list>
        </text:list-item>
        <text:list-item>
          <text:p text:style-name="P221">dispatch </text:p>
          <text:list>
            <text:list-item>
              <text:p text:style-name="P175">function takes action, makes copies of it, and passes it to other functions/locations</text:p>
            </text:list-item>
          </text:list>
        </text:list-item>
        <text:list-item>
          <text:p text:style-name="P221">Reducers </text:p>
          <text:list>
            <text:list-item>
              <text:p text:style-name="P176">function that takes actions, and some data and make action to that data</text:p>
            </text:list-item>
            <text:list-item>
              <text:p text:style-name="P176">it centralizes that data as well </text:p>
            </text:list-item>
          </text:list>
        </text:list-item>
        <text:list-item>
          <text:p text:style-name="P221">State</text:p>
          <text:list>
            <text:list-item>
              <text:p text:style-name="P177">object that holds all central data, referenced by reducer</text:p>
            </text:list-item>
          </text:list>
        </text:list-item>
      </text:list>
      <text:p text:style-name="P121"/>
      <text:p text:style-name="P58">Building an insurance company Analogy for Redux </text:p>
      <text:p text:style-name="P122"><text:soft-page-break/>policy </text:p>
      <text:p text:style-name="P122">claim </text:p>
      <text:p text:style-name="P122">customer </text:p>
      <text:p text:style-name="P122"/>
      <text:p text:style-name="P123">Flow of insurance company </text:p>
      <text:list xml:id="list982265553" text:style-name="L22">
        <text:list-item>
          <text:p text:style-name="P178">customer sends form to form receiver </text:p>
        </text:list-item>
        <text:list-item>
          <text:p text:style-name="P178">receiver sends the form to <text:span text:style-name="T36">all</text:span> 3 departments </text:p>
          <text:list>
            <text:list-item>
              <text:p text:style-name="P178">claims history </text:p>
            </text:list-item>
            <text:list-item>
              <text:p text:style-name="P179">policies</text:p>
              <text:list>
                <text:list-item>
                  <text:p text:style-name="P180">maintain list of customers with policies </text:p>
                </text:list-item>
              </text:list>
            </text:list-item>
            <text:list-item>
              <text:p text:style-name="P178">accounting </text:p>
            </text:list-item>
          </text:list>
        </text:list-item>
        <text:list-item>
          <text:p text:style-name="P181">Management will need to ask how many users have policies. </text:p>
          <text:list>
            <text:list-item>
              <text:p text:style-name="P181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6"/>
      <text:p text:style-name="P59">How does this explain Redux?<text:line-break/><text:span text:style-name="T37">In our example, the roles are as follows:</text:span></text:p>
      <text:list xml:id="list1156061918" text:style-name="L23">
        <text:list-item>
          <text:p text:style-name="P222"><text:span text:style-name="T6">Action Creator → person dropping off Form</text:span><text:span text:style-name="T2"> </text:span></text:p>
        </text:list-item>
        <text:list-item>
          <text:p text:style-name="P182">Action → the Form</text:p>
        </text:list-item>
        <text:list-item>
          <text:p text:style-name="P182">dispatch → form receiver</text:p>
        </text:list-item>
        <text:list-item>
          <text:p text:style-name="P182">Reducers → departments </text:p>
        </text:list-item>
        <text:list-item>
          <text:p text:style-name="P223"><text:span text:style-name="T6">State → compiled department data</text:span><text:span text:style-name="T2"> </text:span></text:p>
        </text:list-item>
      </text:list>
      <text:p text:style-name="P130"/>
      <text:p text:style-name="P130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0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0"/>
      <text:p text:style-name="P130"/>
      <text:p text:style-name="P130"/>
      <text:p text:style-name="P130"/>
      <text:p text:style-name="P130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16"/>
      <text:p text:style-name="P116"/>
      <text:p text:style-name="P116"/>
      <text:p text:style-name="P116"/>
      <text:p text:style-name="P61">Overview of App #7 </text:p>
      <text:p text:style-name="P131">Store will be provided to Provider as props. </text:p>
      <text:p text:style-name="P131">It will be passed to App.</text:p>
      <text:p text:style-name="P131">App will use connect component to songlist. </text:p>
      <text:p text:style-name="P62">Connect communicates with the provider tag at the top of the app hierarchy.</text:p>
      <text:p text:style-name="P62"><text:tab/><text:span text:style-name="T38">Can communicate with provider regardless of components in between</text:span></text:p>
      <text:p text:style-name="P124"><text:soft-page-break/>Final view of how the components will interact.</text:p>
      <text:p text:style-name="P124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6"/>
      <text:p text:style-name="P116"/>
      <text:p text:style-name="P63">Types of exports</text:p>
      <text:p text:style-name="P63">Default export</text:p>
      <text:p text:style-name="P116">const selectSong = (song) =&gt;{</text:p>
      <text:p text:style-name="P116"><text:s text:c="2"/>return {</text:p>
      <text:p text:style-name="P116"><text:s text:c="4"/>type: 'SONG_SELECTED',</text:p>
      <text:p text:style-name="P116"><text:s text:c="4"/>payload: song</text:p>
      <text:p text:style-name="P116"><text:s text:c="2"/>};</text:p>
      <text:p text:style-name="P116">};</text:p>
      <text:p text:style-name="P125">export default selectSong</text:p>
      <text:p text:style-name="P125"/>
      <text:p text:style-name="P64">named export </text:p>
      <text:p text:style-name="P125">export const selectSong = (song) =&gt;{</text:p>
      <text:p text:style-name="P125"><text:s text:c="2"/>return {</text:p>
      <text:p text:style-name="P125"><text:s text:c="4"/>type: 'SONG_SELECTED',</text:p>
      <text:p text:style-name="P125"><text:s text:c="4"/>payload: song</text:p>
      <text:p text:style-name="P125"><text:s text:c="2"/>};</text:p>
      <text:p text:style-name="P125">};</text:p>
      <text:p text:style-name="P116"/>
      <text:p text:style-name="P65">Why couldnt we called the selectedSong immediately?<text:line-break/>Why must we hook up selectSong to connect?</text:p>
      <text:p text:style-name="P66">Redux is not magic. </text:p>
      <text:p text:style-name="P126">Redux doest not detect action creators being called </text:p>
      <text:p text:style-name="P127">Redux does not detect a function returning an object that is an action </text:p>
      <text:p text:style-name="P128">In the project, <text:span text:style-name="T11">we add selectSong to connect to have the action be passed to the reducers</text:span></text:p>
      <text:p text:style-name="P116"/>
      <text:p text:style-name="P116"/>
      <text:p text:style-name="P146"><text:soft-page-break/>Notes on Async await with Redux Chunk</text:p>
      <text:p text:style-name="P67">General data loading with Redux</text:p>
      <text:list xml:id="list3563540134" text:style-name="L24">
        <text:list-item>
          <text:p text:style-name="P183">component gets rendered </text:p>
        </text:list-item>
        <text:list-item>
          <text:p text:style-name="P183">component’s ‘componentDidMount’ lifecycle method gets called </text:p>
        </text:list-item>
        <text:list-item>
          <text:p text:style-name="P184">we call action creator from ‘componentDidMount’</text:p>
        </text:list-item>
        <text:list-item>
          <text:p text:style-name="P184">Action creator runs code to make API request </text:p>
        </text:list-item>
        <text:list-item>
          <text:p text:style-name="P184">API responds with data</text:p>
        </text:list-item>
        <text:list-item>
          <text:p text:style-name="P185">action creator returns an action with fetched data on payload property </text:p>
        </text:list-item>
        <text:list-item>
          <text:p text:style-name="P185">reducer sees the action, returns data off the payload </text:p>
        </text:list-item>
        <text:list-item>
          <text:p text:style-name="P186">we generate new state object, which makes redux/react-redux rerender out app</text:p>
        </text:list-item>
      </text:list>
      <text:p text:style-name="P116"/>
      <text:p text:style-name="P68">ERROR : <text:span text:style-name="T7">Actions must be plain objects. Use custom middleware for async actions.</text:span></text:p>
      <text:p text:style-name="P116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2">This is what is happening. <text:span text:style-name="T39">When we call jsonplaceholder with async/await responses, it returns the requested object, not the action!</text:span></text:p>
      <text:p text:style-name="P132"/>
      <text:p text:style-name="P69">How about removing async/await?</text:p>
      <text:p text:style-name="P133">It will not work. <text:span text:style-name="T11">Why? </text:span><text:span text:style-name="T18">Data hasn’t been received yet by the API.</text:span><text:span text:style-name="T19">s</text:span></text:p>
      <text:p text:style-name="P70">Synchronous action creator </text:p>
      <text:p text:style-name="P134">instantly returns an action with data ready to go</text:p>
      <text:p text:style-name="P70">Asynchronous action creator </text:p>
      <text:p text:style-name="P134">takes some time for it to get its data </text:p>
      <text:p text:style-name="P116"/>
      <text:p text:style-name="P71">Middleware in redux</text:p>
      <text:p text:style-name="P135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492627861" text:style-name="L25">
        <text:list-item>
          <text:p text:style-name="P187">middleware – function that gets called with every action we dispatch</text:p>
        </text:list-item>
        <text:list-item>
          <text:p text:style-name="P189">has the ability to STOP, MODIFY, or mess with actions</text:p>
        </text:list-item>
        <text:list-item>
          <text:p text:style-name="P190">tons of open source middlware exist</text:p>
          <text:list>
            <text:list-item>
              <text:p text:style-name="P188"><text:span text:style-name="T40">most popular is dealing with async actions</text:span> </text:p>
            </text:list-item>
          </text:list>
        </text:list-item>
        <text:list-item>
          <text:p text:style-name="P191">use Redux-think for our async issues</text:p>
        </text:list-item>
      </text:list>
      <text:p text:style-name="P116"/>
      <text:p text:style-name="P72">Action Creator Rules</text:p>
      <text:p text:style-name="P72">Normal Rules </text:p>
      <text:list xml:id="list1240350890" text:style-name="L26">
        <text:list-item>
          <text:p text:style-name="P192">action creators return action objects </text:p>
        </text:list-item>
        <text:list-item>
          <text:p text:style-name="P192">must have type property </text:p>
        </text:list-item>
        <text:list-item>
          <text:p text:style-name="P192">optionally have a payload</text:p>
        </text:list-item>
      </text:list>
      <text:p text:style-name="P72"/>
      <text:p text:style-name="P72">Rules with Redux-thunk</text:p>
      <text:list xml:id="list3801038596" text:style-name="L27">
        <text:list-item>
          <text:p text:style-name="P224">ACTION CREATORS CAN RETURN ACTION OBJECTS </text:p>
          <text:list>
            <text:list-item>
              <text:p text:style-name="P224">CAN RETURN <text:span text:style-name="T41">ASYNC</text:span> FUNCTIONS </text:p>
            </text:list-item>
          </text:list>
        </text:list-item>
        <text:list-item>
          <text:p text:style-name="P193">must have type property </text:p>
        </text:list-item>
        <text:list-item>
          <text:p text:style-name="P193">optionally have a payload</text:p>
        </text:list-item>
      </text:list>
      <text:p text:style-name="P116"/>
      <text:p text:style-name="P73">In redux thunk, <text:span text:style-name="T2">the middleware takes the action and evaluates it. Is it a object or a function?</text:span></text:p>
      <text:p text:style-name="P194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6">dispatch</text:p>
      <text:p text:style-name="P116"/>
      <text:p text:style-name="P74">Rules for reducers </text:p>
      <text:list xml:id="list2425397180" text:style-name="L28">
        <text:list-item>
          <text:p text:style-name="P195"><text:span text:style-name="T11">must not return value of undefined</text:span> </text:p>
        </text:list-item>
        <text:list-item>
          <text:p text:style-name="P198">produces state/data to be used inside your app using the previous state and action ???</text:p>
          <text:list>
            <text:list-item>
              <text:p text:style-name="P199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25">On the next time, reducer will take state v1 and action #2 to produce a state v2</text:p>
            </text:list-item>
          </text:list>
        </text:list-item>
        <text:list-item>
          <text:p text:style-name="P200">must not return reach ‘out of itself’ to decide what value to return (reducers are pure)</text:p>
          <text:list>
            <text:list-item>
              <text:p text:style-name="P196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201">must not mutate its input state argument ???</text:p>
          <text:list>
            <text:list-item>
              <text:p text:style-name="P197"><text:s/><text:span text:style-name="T42">example state = {name: ‘sam’}</text:span></text:p>
            </text:list-item>
            <text:list-item>
              <text:p text:style-name="P202">NEVER MUTATE THE STATE’s name. </text:p>
              <text:list>
                <text:list-item>
                  <text:p text:style-name="P203">Misleading rule , <text:span text:style-name="T43">state can be mutated AND NO ERRORS WILL BE THROWN!</text:span></text:p>
                </text:list-item>
              </text:list>
            </text:list-item>
          </text:list>
        </text:list-item>
      </text:list>
      <text:p text:style-name="P136"/>
      <text:p text:style-name="P75">More on equality of arrays and objects </text:p>
      <text:p text:style-name="P137">const num1 = {value:1}</text:p>
      <text:p text:style-name="P137">const num2 = {value:1}</text:p>
      <text:p text:style-name="P137">num1 === num2</text:p>
      <text:p text:style-name="P137">//not true</text:p>
      <text:p text:style-name="P76"><text:soft-page-break/>Options to update state in reducers</text:p>
      <text:list xml:id="list1470091428" text:style-name="L29">
        <text:list-item>
          <text:p text:style-name="P226">Removing an element</text:p>
          <text:list>
            <text:list-item>
              <text:p text:style-name="P204"><text:s/>state.filter( elem =&gt; elem !==”hi”)</text:p>
            </text:list-item>
          </text:list>
        </text:list-item>
        <text:list-item>
          <text:p text:style-name="P226">adding an element </text:p>
          <text:list>
            <text:list-item>
              <text:p text:style-name="P205">[...state, elem]</text:p>
            </text:list-item>
          </text:list>
        </text:list-item>
        <text:list-item>
          <text:p text:style-name="P226">replacing an element in an array </text:p>
          <text:list>
            <text:list-item>
              <text:p text:style-name="P206">state.map(el =&gt; el === ‘hi’ ? Bye: el)</text:p>
            </text:list-item>
          </text:list>
        </text:list-item>
        <text:list-item>
          <text:p text:style-name="P226">updating a property in an object </text:p>
          <text:list>
            <text:list-item>
              <text:p text:style-name="P207">{… state, nameL ‘sam’}</text:p>
            </text:list-item>
          </text:list>
        </text:list-item>
        <text:list-item>
          <text:p text:style-name="P227">adding a property in an object</text:p>
          <text:list>
            <text:list-item>
              <text:p text:style-name="P227"><text:span text:style-name="T9">{ … state, age : 30}</text:span> </text:p>
            </text:list-item>
          </text:list>
        </text:list-item>
        <text:list-item>
          <text:p text:style-name="P226">removing a property from an object</text:p>
          <text:list>
            <text:list-item>
              <text:p text:style-name="P208">{ … state, age: undefined} <text:span text:style-name="T44">USE LODASH LIBRARY WITH THIS</text:span></text:p>
              <text:list>
                <text:list-item>
                  <text:p text:style-name="P209">import _ from ‘lodash’; <text:span text:style-name="T11">_.omit(state,’age’)</text:span></text:p>
                </text:list-item>
              </text:list>
            </text:list-item>
          </text:list>
        </text:list-item>
      </text:list>
      <text:p text:style-name="P116"/>
      <text:p text:style-name="P77">Project 8 specific:</text:p>
      <text:p text:style-name="P138">Rendering author and relevant blog posts </text:p>
      <text:list xml:id="list1560300253" text:style-name="L30">
        <text:list-item>
          <text:p text:style-name="P210">fetch posts</text:p>
        </text:list-item>
        <text:list-item>
          <text:p text:style-name="P210">show posts in PostList </text:p>
        </text:list-item>
        <text:list-item>
          <text:p text:style-name="P210">each elem in postList will show userheader </text:p>
        </text:list-item>
        <text:list-item>
          <text:p text:style-name="P210">userheader is given ID of user to show </text:p>
        </text:list-item>
        <text:list-item>
          <text:p text:style-name="P210">each userheader attempts to fetch its user </text:p>
          <text:list>
            <text:list-item>
              <text:p text:style-name="P210">multiple users issues fetch requests</text:p>
            </text:list-item>
          </text:list>
        </text:list-item>
        <text:list-item>
          <text:p text:style-name="P210">show the users name in user header</text:p>
        </text:list-item>
      </text:list>
      <text:p text:style-name="P116"/>
      <text:p text:style-name="P228">By sedning requests for each user, too many requests are made! </text:p>
      <text:p text:style-name="P228"/>
      <text:p text:style-name="P228">Refactoring project 8 </text:p>
      <text:p text:style-name="P229">Use Memoization – <text:span text:style-name="T2">store the functions that are called from earlier. </text:span></text:p>
      <text:p text:style-name="P229"><text:span text:style-name="T2"/></text:p>
      <text:p text:style-name="P229"><text:span text:style-name="T2"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03:41:22.055271851</dc:date>
    <meta:editing-duration>P1DT22H41M22S</meta:editing-duration>
    <meta:editing-cycles>247</meta:editing-cycles>
    <meta:generator>LibreOffice/6.0.7.3$Linux_X86_64 LibreOffice_project/00m0$Build-3</meta:generator>
    <meta:document-statistic meta:table-count="0" meta:image-count="13" meta:object-count="0" meta:page-count="16" meta:paragraph-count="379" meta:word-count="2210" meta:character-count="13118" meta:non-whitespace-character-count="11199"/>
  </office:meta>
</office:document-meta>
</file>